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2pt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FF972F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9FFCC"/>
    </style:style>
    <style:style style:name="ce21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24.75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0" table:visibility="collapse"/>
        <table:table-column table:style-name="co3" table:default-cell-style-name="ce22" table:visibility="collapse"/>
        <table:table-column table:style-name="co2" table:default-cell-style-name="ce19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645" table:style-name="ce10">
            <text:p>645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058 Колбаса Докторская Особая ТМ Особый рецепт,<text:s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280" table:style-name="ce10">
            <text:p>28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043 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2"/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13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2"/>
          <table:table-cell table:number-columns-repeated="16379" table:style-name="ce1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20" table:style-name="ce10">
            <text:p>2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40" table:style-name="ce10">
            <text:p>4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023 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style-name="ce10"/>
          <table:table-cell office:value-type="string" table:style-name="ce1">
            <text:p>ш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number-columns-repeated="16379" table:style-name="ce1"/>
        </table:table-row>
        <table:table-row table:style-name="ro4" table:visibility="filter">
          <table:table-cell office:value-type="string" table:style-name="ce6">
            <text:p>025 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4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18" table:style-name="ce10">
            <text:p>118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5">
            <text:p>020 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2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059 Колбаса Докторская по-стародворски<text:s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table:style-name="ce10"/>
          <table:table-cell office:value-type="string" table:style-name="ce1">
            <text:p>Традиционная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00" table:style-name="ce10">
            <text:p>20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60" table:style-name="ce10">
            <text:p>1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40" table:style-name="ce10">
            <text:p>4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70" table:style-name="ce10">
            <text:p>7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60" table:style-name="ce10">
            <text:p>6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4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60" table:style-name="ce10">
            <text:p>6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0" table:style-name="ce10">
            <text:p>1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8" table:style-name="ce10">
            <text:p>8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6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80" table:style-name="ce10">
            <text:p>8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230" table:style-name="ce10">
            <text:p>23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350" table:style-name="ce10">
            <text:p>135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17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10" table:style-name="ce10">
            <text:p>1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8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18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25" table:style-name="ce10">
            <text:p>25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9"/>
          <table:table-cell table:number-columns-repeated="16379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20"/>
          <table:table-cell office:value-type="float" office:value="0" table:formula="of:=[.C54]-[.B54]" table:style-name="ce9">
            <text:p>0</text:p>
          </table:table-cell>
          <table:table-cell table:style-name="ce19"/>
          <table:table-cell table:number-columns-repeated="16379"/>
        </table:table-row>
        <table:table-row table:style-name="ro2" table:visibility="filter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20"/>
          <table:table-cell table:style-name="ce9"/>
          <table:table-cell office:value-type="float" office:value="3590" table:formula="of:=SUM([.E2:.E54])" table:style-name="ce19">
            <text:p>3590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20"/>
          <table:table-cell table:style-name="ce21"/>
          <table:table-cell table:style-name="ce19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5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10-15T08:16:31Z</dc:date>
    <meta:print-date>2024-07-02T10:41:14Z</meta:print-date>
    <meta:editing-cycles>116</meta:editing-cycles>
    <meta:editing-duration>PT141717S</meta:editing-duration>
  </office:meta>
</office:document-meta>
</file>